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207cm" table:align="right" style:shadow="none"/>
    </style:style>
    <style:style style:name="Tabla1.A" style:family="table-column">
      <style:table-column-properties style:column-width="4.595cm"/>
    </style:style>
    <style:style style:name="Tabla1.B" style:family="table-column">
      <style:table-column-properties style:column-width="11.612cm"/>
    </style:style>
    <style:style style:name="Tabla1.1" style:family="table-row">
      <style:table-row-properties style:row-height="2cm"/>
    </style:style>
    <style:style style:name="Tabla1.A1" style:family="table-cell">
      <style:table-cell-properties fo:padding="0.097cm" fo:border-left="0.05pt solid #000000" fo:border-right="none" fo:border-top="0.05pt solid #000000" fo:border-bottom="none"/>
    </style:style>
    <style:style style:name="Tabla1.B1" style:family="table-cell">
      <style:table-cell-properties fo:padding="0.097cm" fo:border-left="none" fo:border-right="0.05pt solid #000000" fo:border-top="0.05pt solid #000000" fo:border-bottom="none"/>
    </style:style>
    <style:style style:name="Tabla1.A2" style:family="table-cell">
      <style:table-cell-properties fo:padding="0.097cm" fo:border-left="0.05pt solid #000000" fo:border-right="none" fo:border-top="none" fo:border-bottom="none"/>
    </style:style>
    <style:style style:name="Tabla1.B2" style:family="table-cell">
      <style:table-cell-properties fo:padding="0.097cm" fo:border-left="none" fo:border-right="0.05pt solid #000000" fo:border-top="none" fo:border-bottom="none"/>
    </style:style>
    <style:style style:name="Tabla1.4" style:family="table-row">
      <style:table-row-properties style:row-height="0.998cm"/>
    </style:style>
    <style:style style:name="Tabla1.9" style:family="table-row">
      <style:table-row-properties style:row-height="4.207cm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officeooo:rsid="000d411e" officeooo:paragraph-rsid="000d411e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fo:font-weight="normal" officeooo:rsid="000d411e" officeooo:paragraph-rsid="000d411e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normal" officeooo:rsid="000d411e" officeooo:paragraph-rsid="000d411e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221f1f" style:text-position="-5% 100%" style:font-name="Arial" fo:font-size="12pt" fo:letter-spacing="-0.012cm" fo:font-weight="bold" officeooo:rsid="001f30e1" officeooo:paragraph-rsid="000d411e" style:font-size-asian="12pt" style:font-weight-asian="bold" style:font-name-complex="Lucida Sans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221f1f" style:text-position="-5% 100%" style:font-name="Arial" fo:font-size="12pt" fo:letter-spacing="-0.012cm" fo:font-weight="normal" officeooo:rsid="001f30e1" officeooo:paragraph-rsid="000d411e" style:font-size-asian="12pt" style:font-weight-asian="normal" style:font-name-complex="Lucida Sans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221f1f" style:text-position="-5% 100%" style:font-name="Arial" fo:font-size="12pt" fo:letter-spacing="-0.012cm" fo:font-weight="normal" officeooo:rsid="001f30e1" officeooo:paragraph-rsid="001a9c7b" style:font-size-asian="12pt" style:font-weight-asian="normal" style:font-name-complex="Lucida Sans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221f1f" style:text-position="-5% 100%" style:font-name="Arial" fo:font-size="10pt" fo:letter-spacing="-0.012cm" fo:font-weight="normal" officeooo:rsid="001f30e1" officeooo:paragraph-rsid="00206e41" style:font-size-asian="10pt" style:font-weight-asian="normal" style:font-name-complex="Lucida Sans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221f1f" style:text-position="-5% 100%" style:font-name="Lucida Sans" fo:font-size="10pt" fo:letter-spacing="-0.012cm" fo:font-style="normal" fo:font-weight="bold" officeooo:rsid="0054a7d8" officeooo:paragraph-rsid="00206e41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221f1f" style:text-position="-5% 100%" style:font-name="Lucida Sans" fo:font-size="10pt" fo:letter-spacing="-0.012cm" fo:font-weight="bold" officeooo:rsid="001f30e1" officeooo:paragraph-rsid="00206e41" style:font-size-asian="10pt" style:font-weight-asian="bold" style:font-name-complex="Lucida Sans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2pt" fo:font-weight="normal" officeooo:rsid="000d411e" officeooo:paragraph-rsid="000d411e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2pt" fo:font-weight="normal" officeooo:rsid="001eb033" officeooo:paragraph-rsid="001eb033" style:font-size-asian="12pt" style:font-weight-asian="normal" style:font-size-complex="12pt" style:font-weight-complex="normal"/>
    </style:style>
    <style:style style:name="T1" style:family="text">
      <style:text-properties officeooo:rsid="0012fc47"/>
    </style:style>
    <style:style style:name="T2" style:family="text">
      <style:text-properties officeooo:rsid="001a9c7b"/>
    </style:style>
    <style:style style:name="T3" style:family="text">
      <style:text-properties officeooo:rsid="001e6d84"/>
    </style:style>
    <style:style style:name="T4" style:family="text">
      <style:text-properties style:font-name="Lucida Sans" fo:font-style="normal" fo:font-weight="bold" officeooo:rsid="00206e41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<text:span text:style-name="T3">Tramite Adm.</text:span> N°: </text:p>
          </table:table-cell>
          <table:table-cell table:style-name="Tabla1.B1" office:value-type="string">
            <text:p text:style-name="P4"><text:placeholder text:placeholder-type="text">&lt;o.number&gt;</text:placeholder></text:p>
          </table:table-cell>
        </table:table-row>
        <table:table-row table:style-name="Tabla1.1">
          <table:table-cell table:style-name="Tabla1.A2" office:value-type="string">
            <text:p text:style-name="P10">Fecha Emisión:</text:p>
          </table:table-cell>
          <table:table-cell table:style-name="Tabla1.B2" office:value-type="string">
            <text:p text:style-name="P5"><text:placeholder text:placeholder-type="text">&lt;o.issue_date and formatLang(o.issue_date,date='true')&gt;</text:placeholder></text:p>
          </table:table-cell>
        </table:table-row>
        <table:table-row table:style-name="Tabla1.1">
          <table:table-cell table:style-name="Tabla1.A2" office:value-type="string">
            <text:p text:style-name="P10">Carátula:</text:p>
          </table:table-cell>
          <table:table-cell table:style-name="Tabla1.B2" office:value-type="string">
            <text:p text:style-name="P4"><text:placeholder text:placeholder-type="text">&lt;o.cover&gt;</text:placeholder></text:p>
          </table:table-cell>
        </table:table-row>
        <table:table-row table:style-name="Tabla1.4">
          <table:table-cell table:style-name="Tabla1.A2" office:value-type="string">
            <text:p text:style-name="P11"/>
          </table:table-cell>
          <table:table-cell table:style-name="Tabla1.B2" office:value-type="string">
            <text:p text:style-name="P8"><text:placeholder text:placeholder-type="text">&lt;if test="o.subsidy_recipient_doc != 0"&gt;</text:placeholder></text:p>
            <text:p text:style-name="P7"><text:span text:style-name="T4">DNI: </text:span><text:placeholder text:placeholder-type="text">&lt;o.subsidy_recipient_doc&gt;</text:placeholder></text:p>
            <text:p text:style-name="P9"><text:placeholder text:placeholder-type="text">&lt;/if&gt;</text:placeholder></text:p>
          </table:table-cell>
        </table:table-row>
        <table:table-row table:style-name="Tabla1.1">
          <table:table-cell table:style-name="Tabla1.A2" office:value-type="string">
            <text:p text:style-name="P10">Causante:</text:p>
          </table:table-cell>
          <table:table-cell table:style-name="Tabla1.B2" office:value-type="string">
            <text:p text:style-name="P5"><text:placeholder text:placeholder-type="text">&lt;o.founder_id.name&gt;</text:placeholder></text:p>
          </table:table-cell>
        </table:table-row>
        <table:table-row table:style-name="Tabla1.1">
          <table:table-cell table:style-name="Tabla1.A2" office:value-type="string">
            <text:p text:style-name="P10">Categoría:</text:p>
          </table:table-cell>
          <table:table-cell table:style-name="Tabla1.B2" office:value-type="string">
            <text:p text:style-name="P5"><text:placeholder text:placeholder-type="text">&lt;o.category_id.name&gt;</text:placeholder></text:p>
          </table:table-cell>
        </table:table-row>
        <table:table-row table:style-name="Tabla1.1">
          <table:table-cell table:style-name="Tabla1.A2" office:value-type="string">
            <text:p text:style-name="P10">Tipo:</text:p>
          </table:table-cell>
          <table:table-cell table:style-name="Tabla1.B2" office:value-type="string">
            <text:p text:style-name="P6"><text:placeholder text:placeholder-type="text">&lt;if test="o.type == 'payment'"&gt;</text:placeholder><text:span text:style-name="T1">Pago</text:span><text:placeholder text:placeholder-type="text">&lt;/if&gt;</text:placeholder><text:placeholder text:placeholder-type="text">&lt;if test="o.type == 'authorizing'"&gt;</text:placeholder><text:span text:style-name="T2">Autorizante</text:span><text:placeholder text:placeholder-type="text">&lt;/if&gt;</text:placeholder></text:p>
          </table:table-cell>
        </table:table-row>
        <table:table-row table:style-name="Tabla1.1">
          <table:table-cell table:style-name="Tabla1.A2" office:value-type="string">
            <text:p text:style-name="P10">Padre:</text:p>
          </table:table-cell>
          <table:table-cell table:style-name="Tabla1.B2" office:value-type="string">
            <text:p text:style-name="P5"><text:placeholder text:placeholder-type="text">&lt;o.parent_id.number&gt;</text:placeholder></text:p>
          </table:table-cell>
        </table:table-row>
        <table:table-row table:style-name="Tabla1.9">
          <table:table-cell table:style-name="Tabla1.A9" office:value-type="string">
            <text:p text:style-name="P10">Observaciones:</text:p>
          </table:table-cell>
          <table:table-cell table:style-name="Tabla1.B9" office:value-type="string">
            <text:p text:style-name="P5"><text:placeholder text:placeholder-type="text">&lt;o.note&gt;</text:placeholder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3T17:09:41.138136442</meta:creation-date>
    <dc:date>2015-11-02T10:16:49.562515927</dc:date>
    <meta:editing-duration>PT25M38S</meta:editing-duration>
    <meta:editing-cycles>26</meta:editing-cycles>
    <meta:generator>LibreOffice/4.2.8.2$Linux_X86_64 LibreOffice_project/420m0$Build-2</meta:generator>
    <meta:document-statistic meta:table-count="1" meta:image-count="0" meta:object-count="0" meta:page-count="1" meta:paragraph-count="19" meta:word-count="34" meta:character-count="391" meta:non-whitespace-character-count="375"/>
  </office:meta>
</office:document-meta>
</file>